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, 32, other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 to 119, other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</text:p>
          </table:table-cell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79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5:26:19.4836342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13T15:27:51.033369265</dc:date>
    <meta:editing-duration>P5DT3H59M30S</meta:editing-duration>
    <meta:editing-cycles>373</meta:editing-cycles>
    <meta:generator>LibreOffice/5.2.7.2$Linux_X86_64 LibreOffice_project/20m0$Build-2</meta:generator>
    <meta:document-statistic meta:table-count="1" meta:cell-count="4142" meta:object-count="0"/>
  </office:meta>
</office:document-meta>
</file>